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46ad" officeooo:paragraph-rsid="000746ad"/>
    </style:style>
    <style:style style:name="P2" style:family="paragraph" style:parent-style-name="Standard">
      <style:text-properties officeooo:rsid="000afdba" officeooo:paragraph-rsid="000afdba"/>
    </style:style>
    <style:style style:name="P3" style:family="paragraph" style:parent-style-name="Standard">
      <style:text-properties fo:font-weight="bold" officeooo:rsid="000746ad" officeooo:paragraph-rsid="000746ad" style:font-weight-asian="bold" style:font-weight-complex="bold"/>
    </style:style>
    <style:style style:name="P4" style:family="paragraph" style:parent-style-name="Standard">
      <style:text-properties fo:font-weight="bold" officeooo:rsid="000afdba" officeooo:paragraph-rsid="000afdba" style:font-weight-asian="bold" style:font-weight-complex="bold"/>
    </style:style>
    <style:style style:name="P5" style:family="paragraph" style:parent-style-name="Standard">
      <style:text-properties fo:font-weight="bold" officeooo:rsid="0037a003" officeooo:paragraph-rsid="0037a003" style:font-weight-asian="bold" style:font-weight-complex="bold"/>
    </style:style>
    <style:style style:name="P6" style:family="paragraph" style:parent-style-name="Standard">
      <style:text-properties officeooo:rsid="00705aed" officeooo:paragraph-rsid="00705aed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65f70b"/>
    </style:style>
    <style:style style:name="P8" style:family="paragraph" style:parent-style-name="Standard" style:master-page-name="">
      <style:paragraph-properties fo:margin-top="0in" fo:margin-bottom="0in" loext:contextual-spacing="false" style:page-number="auto" fo:break-before="auto" fo:break-after="auto"/>
      <style:text-properties fo:font-weight="bold" officeooo:paragraph-rsid="0065f70b" style:font-weight-asian="bold" style:font-weight-complex="bold"/>
    </style:style>
    <style:style style:name="P9" style:family="paragraph" style:parent-style-name="List_20_Paragraph">
      <style:paragraph-properties fo:margin-left="2in" fo:margin-right="0in" fo:margin-top="0in" fo:margin-bottom="0in" loext:contextual-spacing="false" fo:text-indent="0in" style:auto-text-indent="false"/>
      <style:text-properties officeooo:paragraph-rsid="0065f70b"/>
    </style:style>
    <style:style style:name="P10" style:family="paragraph" style:parent-style-name="Standard" style:list-style-name="L1">
      <style:text-properties fo:font-weight="bold" officeooo:rsid="0047ad0c" officeooo:paragraph-rsid="0047ad0c" style:font-weight-asian="bold" style:font-weight-complex="bold"/>
    </style:style>
    <style:style style:name="P11" style:family="paragraph" style:parent-style-name="Standard" style:list-style-name="L1">
      <style:text-properties fo:font-weight="bold" officeooo:rsid="000afdba" officeooo:paragraph-rsid="000afdba" style:font-weight-asian="bold" style:font-weight-complex="bold"/>
    </style:style>
    <style:style style:name="P12" style:family="paragraph" style:parent-style-name="Standard" style:list-style-name="L1">
      <style:text-properties officeooo:rsid="000afdba" officeooo:paragraph-rsid="0080b01b"/>
    </style:style>
    <style:style style:name="P13" style:family="paragraph" style:parent-style-name="Standard" style:list-style-name="L1">
      <style:text-properties officeooo:rsid="000afdba" officeooo:paragraph-rsid="000afdba"/>
    </style:style>
    <style:style style:name="P14" style:family="paragraph" style:parent-style-name="Standard" style:list-style-name="L1">
      <style:text-properties officeooo:rsid="000afdba" officeooo:paragraph-rsid="0056e157"/>
    </style:style>
    <style:style style:name="P15" style:family="paragraph" style:parent-style-name="Standard" style:list-style-name="L1">
      <style:text-properties officeooo:rsid="0010ddec" officeooo:paragraph-rsid="0080b01b"/>
    </style:style>
    <style:style style:name="P16" style:family="paragraph" style:parent-style-name="Standard" style:list-style-name="L1">
      <style:text-properties officeooo:rsid="0010ddec" officeooo:paragraph-rsid="000e6375"/>
    </style:style>
    <style:style style:name="P17" style:family="paragraph" style:parent-style-name="Standard" style:list-style-name="L1">
      <style:text-properties officeooo:rsid="0010ddec" officeooo:paragraph-rsid="0094d465"/>
    </style:style>
    <style:style style:name="P18" style:family="paragraph" style:parent-style-name="Standard" style:list-style-name="L1">
      <style:text-properties officeooo:rsid="00522c3a" officeooo:paragraph-rsid="0080b01b"/>
    </style:style>
    <style:style style:name="P19" style:family="paragraph" style:parent-style-name="Standard" style:list-style-name="L1">
      <style:text-properties officeooo:rsid="007c9858" officeooo:paragraph-rsid="0080b01b"/>
    </style:style>
    <style:style style:name="P20" style:family="paragraph" style:parent-style-name="Standard" style:list-style-name="L1">
      <style:text-properties officeooo:rsid="00828fe4" officeooo:paragraph-rsid="00828fe4"/>
    </style:style>
    <style:style style:name="P21" style:family="paragraph" style:parent-style-name="Standard" style:list-style-name="L1">
      <style:text-properties officeooo:rsid="0043c7f7" officeooo:paragraph-rsid="00828fe4"/>
    </style:style>
    <style:style style:name="P22" style:family="paragraph" style:parent-style-name="Standard" style:list-style-name="L1">
      <style:text-properties officeooo:rsid="0011e7c3" officeooo:paragraph-rsid="0080b01b"/>
    </style:style>
    <style:style style:name="P23" style:family="paragraph" style:parent-style-name="Standard" style:list-style-name="L1">
      <style:text-properties officeooo:rsid="0011e7c3" officeooo:paragraph-rsid="0011e7c3"/>
    </style:style>
    <style:style style:name="P24" style:family="paragraph" style:parent-style-name="Standard" style:list-style-name="L1">
      <style:text-properties officeooo:rsid="001286d9" officeooo:paragraph-rsid="0059ef27"/>
    </style:style>
    <style:style style:name="P25" style:family="paragraph" style:parent-style-name="Standard" style:list-style-name="L1">
      <style:text-properties officeooo:rsid="001286d9" officeooo:paragraph-rsid="001286d9"/>
    </style:style>
    <style:style style:name="P26" style:family="paragraph" style:parent-style-name="Standard" style:list-style-name="L1">
      <style:text-properties officeooo:rsid="001286d9" officeooo:paragraph-rsid="0077c765"/>
    </style:style>
    <style:style style:name="P27" style:family="paragraph" style:parent-style-name="Standard" style:list-style-name="L1">
      <style:text-properties officeooo:rsid="004a4c19" officeooo:paragraph-rsid="0059ef27"/>
    </style:style>
    <style:style style:name="P28" style:family="paragraph" style:parent-style-name="Standard" style:list-style-name="L1">
      <style:text-properties officeooo:rsid="0020f235" officeooo:paragraph-rsid="0059ef27"/>
    </style:style>
    <style:style style:name="P29" style:family="paragraph" style:parent-style-name="Standard" style:list-style-name="L1">
      <style:text-properties officeooo:rsid="0020f235" officeooo:paragraph-rsid="0020f235"/>
    </style:style>
    <style:style style:name="P30" style:family="paragraph" style:parent-style-name="Standard" style:list-style-name="L1">
      <style:text-properties officeooo:rsid="0020f235" officeooo:paragraph-rsid="008e4eeb"/>
    </style:style>
    <style:style style:name="P31" style:family="paragraph" style:parent-style-name="Standard" style:list-style-name="L1">
      <style:text-properties officeooo:rsid="00650fbf" officeooo:paragraph-rsid="00650fbf"/>
    </style:style>
    <style:style style:name="P32" style:family="paragraph" style:parent-style-name="Standard" style:list-style-name="L1">
      <style:text-properties officeooo:rsid="004da92e" officeooo:paragraph-rsid="004da92e"/>
    </style:style>
    <style:style style:name="P33" style:family="paragraph" style:parent-style-name="Standard" style:list-style-name="L1">
      <style:text-properties officeooo:rsid="00655bb7" officeooo:paragraph-rsid="00655bb7"/>
    </style:style>
    <style:style style:name="P34" style:family="paragraph" style:parent-style-name="Standard" style:list-style-name="L1">
      <style:text-properties officeooo:rsid="0082b04e" officeooo:paragraph-rsid="0082b04e"/>
    </style:style>
    <style:style style:name="P35" style:family="paragraph" style:parent-style-name="Standard" style:list-style-name="L1">
      <style:text-properties officeooo:rsid="005a9d3c" officeooo:paragraph-rsid="005a9d3c"/>
    </style:style>
    <style:style style:name="P36" style:family="paragraph" style:parent-style-name="Standard" style:list-style-name="L1">
      <style:text-properties officeooo:rsid="0065d39a" officeooo:paragraph-rsid="0065d39a"/>
    </style:style>
    <style:style style:name="P37" style:family="paragraph" style:parent-style-name="Standard" style:list-style-name="L1">
      <style:text-properties officeooo:rsid="0021fd4b" officeooo:paragraph-rsid="0021fd4b"/>
    </style:style>
    <style:style style:name="P38" style:family="paragraph" style:parent-style-name="Standard" style:list-style-name="L1">
      <style:text-properties officeooo:rsid="008369d9" officeooo:paragraph-rsid="008369d9"/>
    </style:style>
    <style:style style:name="P39" style:family="paragraph" style:parent-style-name="Standard" style:list-style-name="L1">
      <style:text-properties officeooo:rsid="0014f387" officeooo:paragraph-rsid="0014f387"/>
    </style:style>
    <style:style style:name="P40" style:family="paragraph" style:parent-style-name="Standard" style:list-style-name="L1">
      <style:text-properties officeooo:rsid="0014f387" officeooo:paragraph-rsid="008d3002"/>
    </style:style>
    <style:style style:name="P41" style:family="paragraph" style:parent-style-name="Standard" style:list-style-name="L1">
      <style:text-properties officeooo:rsid="0014f387" officeooo:paragraph-rsid="008e4eeb"/>
    </style:style>
    <style:style style:name="P42" style:family="paragraph" style:parent-style-name="Standard" style:list-style-name="L1">
      <style:text-properties officeooo:rsid="008c48b4" officeooo:paragraph-rsid="008c48b4"/>
    </style:style>
    <style:style style:name="P43" style:family="paragraph" style:parent-style-name="Standard" style:list-style-name="L1">
      <style:text-properties style:text-line-through-style="solid" style:text-line-through-type="single" officeooo:rsid="00884f60" officeooo:paragraph-rsid="00884f60"/>
    </style:style>
    <style:style style:name="P44" style:family="paragraph" style:parent-style-name="Standard" style:list-style-name="L1">
      <style:text-properties officeooo:rsid="001a0f14" officeooo:paragraph-rsid="0077c765"/>
    </style:style>
    <style:style style:name="P45" style:family="paragraph" style:parent-style-name="Standard" style:list-style-name="L1">
      <style:text-properties officeooo:rsid="001a0f14" officeooo:paragraph-rsid="008fdbde"/>
    </style:style>
    <style:style style:name="P46" style:family="paragraph" style:parent-style-name="Standard" style:list-style-name="L1">
      <style:text-properties officeooo:rsid="001a0f14" officeooo:paragraph-rsid="001a0f14"/>
    </style:style>
    <style:style style:name="P47" style:family="paragraph" style:parent-style-name="Standard" style:list-style-name="L1">
      <style:text-properties officeooo:rsid="008fdbde" officeooo:paragraph-rsid="008fdbde"/>
    </style:style>
    <style:style style:name="P48" style:family="paragraph" style:parent-style-name="Standard" style:list-style-name="L1">
      <style:text-properties officeooo:rsid="00754803" officeooo:paragraph-rsid="009048e5"/>
    </style:style>
    <style:style style:name="P49" style:family="paragraph" style:parent-style-name="Standard" style:list-style-name="L1">
      <style:text-properties officeooo:rsid="001cfc80" officeooo:paragraph-rsid="008f0564"/>
    </style:style>
    <style:style style:name="P50" style:family="paragraph" style:parent-style-name="Standard" style:list-style-name="L1">
      <style:text-properties officeooo:rsid="001cfc80" officeooo:paragraph-rsid="0047ad0c"/>
    </style:style>
    <style:style style:name="P51" style:family="paragraph" style:parent-style-name="Standard" style:list-style-name="L1">
      <style:text-properties officeooo:rsid="001cfc80" officeooo:paragraph-rsid="001cfc80"/>
    </style:style>
    <style:style style:name="P52" style:family="paragraph" style:parent-style-name="Standard" style:list-style-name="L1">
      <style:text-properties officeooo:rsid="009199f6" officeooo:paragraph-rsid="009199f6"/>
    </style:style>
    <style:style style:name="P53" style:family="paragraph" style:parent-style-name="Standard" style:list-style-name="L1">
      <style:text-properties officeooo:rsid="005ec8e1" officeooo:paragraph-rsid="005ec8e1"/>
    </style:style>
    <style:style style:name="P54" style:family="paragraph" style:parent-style-name="Standard" style:list-style-name="L1">
      <style:text-properties officeooo:rsid="001f219f" officeooo:paragraph-rsid="0050eb0e"/>
    </style:style>
    <style:style style:name="P55" style:family="paragraph" style:parent-style-name="Standard" style:list-style-name="L1">
      <style:text-properties officeooo:rsid="0097de8d" officeooo:paragraph-rsid="0097de8d"/>
    </style:style>
    <style:style style:name="P56" style:family="paragraph" style:parent-style-name="Standard" style:list-style-name="L1">
      <style:text-properties officeooo:rsid="0099dc67" officeooo:paragraph-rsid="0099dc67"/>
    </style:style>
    <style:style style:name="P57" style:family="paragraph" style:parent-style-name="Standard" style:list-style-name="L1">
      <style:text-properties officeooo:rsid="00477a6e" officeooo:paragraph-rsid="00477a6e"/>
    </style:style>
    <style:style style:name="P58" style:family="paragraph" style:parent-style-name="Standard" style:list-style-name="L1">
      <style:text-properties officeooo:rsid="001a2cad" officeooo:paragraph-rsid="001a2cad"/>
    </style:style>
    <style:style style:name="P59" style:family="paragraph" style:parent-style-name="Standard" style:list-style-name="L1">
      <style:text-properties officeooo:rsid="003bdcf1" officeooo:paragraph-rsid="003bdcf1"/>
    </style:style>
    <style:style style:name="P60" style:family="paragraph" style:parent-style-name="Standard" style:list-style-name="L1">
      <style:text-properties officeooo:rsid="000e6375" officeooo:paragraph-rsid="000e6375"/>
    </style:style>
    <style:style style:name="P61" style:family="paragraph" style:parent-style-name="Standard" style:list-style-name="L1">
      <style:text-properties officeooo:rsid="000e6375" officeooo:paragraph-rsid="001a2cad"/>
    </style:style>
    <style:style style:name="P62" style:family="paragraph" style:parent-style-name="Standard" style:list-style-name="L1">
      <style:text-properties officeooo:rsid="009c8d36" officeooo:paragraph-rsid="009c8d36"/>
    </style:style>
    <style:style style:name="P63" style:family="paragraph" style:parent-style-name="Standard" style:list-style-name="L1">
      <style:text-properties officeooo:rsid="00a19859" officeooo:paragraph-rsid="00a19859"/>
    </style:style>
    <style:style style:name="P64" style:family="paragraph" style:parent-style-name="Standard" style:list-style-name="L1">
      <style:text-properties officeooo:rsid="00262eea" officeooo:paragraph-rsid="00262eea"/>
    </style:style>
    <style:style style:name="P65" style:family="paragraph" style:parent-style-name="Standard" style:list-style-name="L1">
      <style:text-properties officeooo:rsid="00199dd9" officeooo:paragraph-rsid="0047ad0c"/>
    </style:style>
    <style:style style:name="P66" style:family="paragraph" style:parent-style-name="Standard" style:list-style-name="L1">
      <style:text-properties officeooo:rsid="000cacfc" officeooo:paragraph-rsid="0047ad0c"/>
    </style:style>
    <style:style style:name="P67" style:family="paragraph" style:parent-style-name="Standard" style:list-style-name="L1">
      <style:text-properties officeooo:rsid="000cacfc" officeooo:paragraph-rsid="0053efaa"/>
    </style:style>
    <style:style style:name="P68" style:family="paragraph" style:parent-style-name="Standard" style:list-style-name="L1">
      <style:text-properties officeooo:rsid="001d0e56" officeooo:paragraph-rsid="0047ad0c"/>
    </style:style>
    <style:style style:name="P69" style:family="paragraph" style:parent-style-name="Standard" style:list-style-name="L1">
      <style:text-properties officeooo:rsid="001d0e56" officeooo:paragraph-rsid="0053efaa"/>
    </style:style>
    <style:style style:name="P70" style:family="paragraph" style:parent-style-name="Standard" style:list-style-name="L1">
      <style:text-properties officeooo:rsid="001e4fdb" officeooo:paragraph-rsid="0047ad0c"/>
    </style:style>
    <style:style style:name="P71" style:family="paragraph" style:parent-style-name="Standard" style:list-style-name="L1">
      <style:text-properties officeooo:rsid="001e4fdb" officeooo:paragraph-rsid="001e4fdb"/>
    </style:style>
    <style:style style:name="P72" style:family="paragraph" style:parent-style-name="Standard" style:list-style-name="L1">
      <style:text-properties officeooo:rsid="001e4fdb" officeooo:paragraph-rsid="00a43169"/>
    </style:style>
    <style:style style:name="P73" style:family="paragraph" style:parent-style-name="Standard" style:list-style-name="L1">
      <style:text-properties officeooo:rsid="002b8631" officeooo:paragraph-rsid="0047ad0c"/>
    </style:style>
    <style:style style:name="P74" style:family="paragraph" style:parent-style-name="Standard" style:list-style-name="L1">
      <style:text-properties officeooo:rsid="002b8631" officeooo:paragraph-rsid="00a43169"/>
    </style:style>
    <style:style style:name="P75" style:family="paragraph" style:parent-style-name="Standard" style:list-style-name="L1">
      <style:text-properties officeooo:rsid="0041930c" officeooo:paragraph-rsid="0047ad0c"/>
    </style:style>
    <style:style style:name="P76" style:family="paragraph" style:parent-style-name="Standard" style:list-style-name="L1">
      <style:text-properties officeooo:rsid="0041da6f" officeooo:paragraph-rsid="0047ad0c"/>
    </style:style>
    <style:style style:name="P77" style:family="paragraph" style:parent-style-name="Standard" style:list-style-name="L1">
      <style:text-properties officeooo:rsid="0041da6f" officeooo:paragraph-rsid="0041da6f"/>
    </style:style>
    <style:style style:name="P78" style:family="paragraph" style:parent-style-name="Standard" style:list-style-name="L1">
      <style:text-properties officeooo:rsid="006165f9" officeooo:paragraph-rsid="006165f9"/>
    </style:style>
    <style:style style:name="P79" style:family="paragraph" style:parent-style-name="Standard" style:list-style-name="L1">
      <style:text-properties officeooo:rsid="002a4f70" officeooo:paragraph-rsid="0043c7f7"/>
    </style:style>
    <style:style style:name="P80" style:family="paragraph" style:parent-style-name="Standard" style:list-style-name="L1">
      <style:text-properties officeooo:rsid="00705aed" officeooo:paragraph-rsid="00705aed"/>
    </style:style>
    <style:style style:name="P81" style:family="paragraph" style:parent-style-name="Standard" style:list-style-name="L1">
      <style:text-properties officeooo:rsid="000746ad" officeooo:paragraph-rsid="001a2cad"/>
    </style:style>
    <style:style style:name="P82" style:family="paragraph" style:parent-style-name="Standard" style:list-style-name="L1">
      <style:text-properties officeooo:rsid="003dc1fb" officeooo:paragraph-rsid="003dc1fb"/>
    </style:style>
    <style:style style:name="P83" style:family="paragraph" style:parent-style-name="Standard" style:list-style-name="L1">
      <style:text-properties officeooo:rsid="00627b63" officeooo:paragraph-rsid="00627b63"/>
    </style:style>
    <style:style style:name="P84" style:family="paragraph" style:parent-style-name="Standard" style:list-style-name="L1">
      <style:text-properties officeooo:rsid="0028a524" officeooo:paragraph-rsid="0053efaa"/>
    </style:style>
    <style:style style:name="P85" style:family="paragraph" style:parent-style-name="Standard" style:list-style-name="L1">
      <style:text-properties officeooo:rsid="0028a524" officeooo:paragraph-rsid="0039372e"/>
    </style:style>
    <style:style style:name="P86" style:family="paragraph" style:parent-style-name="Standard" style:list-style-name="L1">
      <style:text-properties officeooo:rsid="002f2133" officeooo:paragraph-rsid="002f2133"/>
    </style:style>
    <style:style style:name="P87" style:family="paragraph" style:parent-style-name="Standard" style:list-style-name="L2">
      <style:text-properties officeooo:rsid="002f2133" officeooo:paragraph-rsid="0037a003"/>
    </style:style>
    <style:style style:name="P88" style:family="paragraph" style:parent-style-name="Standard" style:list-style-name="L1">
      <style:text-properties officeooo:rsid="00344a8d" officeooo:paragraph-rsid="0056e157"/>
    </style:style>
    <style:style style:name="P89" style:family="paragraph" style:parent-style-name="Standard" style:list-style-name="L1">
      <style:text-properties officeooo:rsid="003fc4b2" officeooo:paragraph-rsid="0056e157"/>
    </style:style>
    <style:style style:name="P90" style:family="paragraph" style:parent-style-name="Standard" style:list-style-name="L1">
      <style:text-properties officeooo:rsid="0034aedd" officeooo:paragraph-rsid="0056e157"/>
    </style:style>
    <style:style style:name="P91" style:family="paragraph" style:parent-style-name="Standard" style:list-style-name="L1">
      <style:text-properties officeooo:rsid="0037d814" officeooo:paragraph-rsid="0037d814"/>
    </style:style>
    <style:style style:name="P92" style:family="paragraph" style:parent-style-name="Standard" style:list-style-name="L2">
      <style:text-properties officeooo:rsid="0037d814" officeooo:paragraph-rsid="0037d814"/>
    </style:style>
    <style:style style:name="P93" style:family="paragraph" style:parent-style-name="Standard" style:list-style-name="L1">
      <style:text-properties officeooo:rsid="0054e77c" officeooo:paragraph-rsid="0054e77c"/>
    </style:style>
    <style:style style:name="P94" style:family="paragraph" style:parent-style-name="Standard" style:list-style-name="L1">
      <style:text-properties officeooo:rsid="00564325" officeooo:paragraph-rsid="00564325"/>
    </style:style>
    <style:style style:name="P95" style:family="paragraph" style:parent-style-name="Standard" style:list-style-name="L1">
      <style:text-properties officeooo:rsid="0056e157" officeooo:paragraph-rsid="0056e157"/>
    </style:style>
    <style:style style:name="P96" style:family="paragraph" style:parent-style-name="Standard" style:list-style-name="L1">
      <style:text-properties officeooo:rsid="0039372e" officeooo:paragraph-rsid="0039372e"/>
    </style:style>
    <style:style style:name="P97" style:family="paragraph" style:parent-style-name="Standard" style:list-style-name="L1">
      <style:text-properties officeooo:rsid="005847e2" officeooo:paragraph-rsid="005847e2"/>
    </style:style>
    <style:style style:name="P98" style:family="paragraph" style:parent-style-name="Standard" style:list-style-name="L1">
      <style:text-properties officeooo:rsid="006e729d" officeooo:paragraph-rsid="006e729d"/>
    </style:style>
    <style:style style:name="P99" style:family="paragraph" style:parent-style-name="Standard" style:list-style-name="L1">
      <style:text-properties officeooo:rsid="00722947" officeooo:paragraph-rsid="00722947"/>
    </style:style>
    <style:style style:name="P100" style:family="paragraph" style:parent-style-name="Standard" style:list-style-name="L1">
      <style:text-properties officeooo:rsid="00354170" officeooo:paragraph-rsid="0037a003"/>
    </style:style>
    <style:style style:name="P101" style:family="paragraph" style:parent-style-name="Standard" style:list-style-name="L2">
      <style:text-properties officeooo:rsid="003aa30d" officeooo:paragraph-rsid="003aa30d"/>
    </style:style>
    <style:style style:name="P102" style:family="paragraph" style:parent-style-name="Standard" style:list-style-name="L2">
      <style:text-properties officeooo:rsid="00324b7e" officeooo:paragraph-rsid="0037a003"/>
    </style:style>
    <style:style style:name="P103" style:family="paragraph" style:parent-style-name="Standard" style:list-style-name="L1">
      <style:text-properties officeooo:rsid="00a2a9f5" officeooo:paragraph-rsid="00a2a9f5"/>
    </style:style>
    <style:style style:name="P104" style:family="paragraph" style:parent-style-name="Standard" style:list-style-name="L1">
      <style:text-properties style:text-line-through-style="none" style:text-line-through-type="none" officeooo:rsid="001a0f14" officeooo:paragraph-rsid="0047ad0c"/>
    </style:style>
    <style:style style:name="P105" style:family="paragraph" style:parent-style-name="Standard" style:list-style-name="L1">
      <style:text-properties style:text-line-through-style="none" style:text-line-through-type="none" officeooo:rsid="001cfc80" officeooo:paragraph-rsid="0047ad0c"/>
    </style:style>
    <style:style style:name="P106" style:family="paragraph" style:parent-style-name="Standard" style:list-style-name="L1">
      <style:text-properties style:text-line-through-style="none" style:text-line-through-type="none" officeooo:rsid="00a2a9f5" officeooo:paragraph-rsid="00a2a9f5"/>
    </style:style>
    <style:style style:name="P107" style:family="paragraph" style:parent-style-name="Standard" style:list-style-name="L1">
      <style:text-properties officeooo:rsid="00a43169" officeooo:paragraph-rsid="00a43169"/>
    </style:style>
    <style:style style:name="P108" style:family="paragraph" style:parent-style-name="Standard" style:list-style-name="L1">
      <style:text-properties officeooo:rsid="00a63470" officeooo:paragraph-rsid="00a63470"/>
    </style:style>
    <style:style style:name="P109" style:family="paragraph" style:parent-style-name="Standard" style:list-style-name="L1">
      <style:text-properties officeooo:rsid="00a66f95" officeooo:paragraph-rsid="00a66f95"/>
    </style:style>
    <style:style style:name="P110" style:family="paragraph" style:parent-style-name="List_20_Paragraph" style:list-style-name="WWNum1">
      <style:paragraph-properties fo:margin-top="0in" fo:margin-bottom="0in" loext:contextual-spacing="false"/>
      <style:text-properties officeooo:paragraph-rsid="0065f70b"/>
    </style:style>
    <style:style style:name="P111" style:family="paragraph" style:parent-style-name="List_20_Paragraph" style:list-style-name="WWNum1">
      <style:paragraph-properties fo:margin-top="0in" fo:margin-bottom="0in" loext:contextual-spacing="false"/>
      <style:text-properties officeooo:rsid="000746ad" officeooo:paragraph-rsid="0065f70b"/>
    </style:style>
    <style:style style:name="P112" style:family="paragraph" style:parent-style-name="List_20_Paragraph" style:list-style-name="WWNum1">
      <style:paragraph-properties fo:margin-top="0in" fo:margin-bottom="0in" loext:contextual-spacing="false"/>
      <style:text-properties officeooo:rsid="006a4d0a" officeooo:paragraph-rsid="006a4d0a"/>
    </style:style>
    <style:style style:name="P113" style:family="paragraph" style:parent-style-name="List_20_Paragraph" style:list-style-name="WWNum1">
      <style:paragraph-properties fo:margin-top="0in" fo:margin-bottom="0in" loext:contextual-spacing="false"/>
      <style:text-properties officeooo:rsid="006b8318" officeooo:paragraph-rsid="006b8318"/>
    </style:style>
    <style:style style:name="P114" style:family="paragraph" style:parent-style-name="List_20_Paragraph" style:list-style-name="WWNum1">
      <style:paragraph-properties fo:margin-top="0in" fo:margin-bottom="0in" loext:contextual-spacing="false"/>
      <style:text-properties officeooo:rsid="006cf770" officeooo:paragraph-rsid="006cf770"/>
    </style:style>
    <style:style style:name="T1" style:family="text">
      <style:text-properties officeooo:rsid="001a2cad"/>
    </style:style>
    <style:style style:name="T2" style:family="text">
      <style:text-properties officeooo:rsid="001cfc80"/>
    </style:style>
    <style:style style:name="T3" style:family="text">
      <style:text-properties officeooo:rsid="001e4fdb"/>
    </style:style>
    <style:style style:name="T4" style:family="text">
      <style:text-properties officeooo:rsid="0020f235"/>
    </style:style>
    <style:style style:name="T5" style:family="text">
      <style:text-properties officeooo:rsid="0024db15"/>
    </style:style>
    <style:style style:name="T6" style:family="text">
      <style:text-properties officeooo:rsid="0029b39a"/>
    </style:style>
    <style:style style:name="T7" style:family="text">
      <style:text-properties officeooo:rsid="0035295d"/>
    </style:style>
    <style:style style:name="T8" style:family="text">
      <style:text-properties officeooo:rsid="00354170"/>
    </style:style>
    <style:style style:name="T9" style:family="text">
      <style:text-properties officeooo:rsid="003bdcf1"/>
    </style:style>
    <style:style style:name="T10" style:family="text">
      <style:text-properties officeooo:rsid="003dc1fb"/>
    </style:style>
    <style:style style:name="T11" style:family="text">
      <style:text-properties officeooo:rsid="0041da6f"/>
    </style:style>
    <style:style style:name="T12" style:family="text">
      <style:text-properties officeooo:rsid="0059ef27"/>
    </style:style>
    <style:style style:name="T13" style:family="text">
      <style:text-properties officeooo:rsid="005a9d3c"/>
    </style:style>
    <style:style style:name="T14" style:family="text">
      <style:text-properties officeooo:rsid="005ffa97"/>
    </style:style>
    <style:style style:name="T15" style:family="text">
      <style:text-properties officeooo:rsid="00614e16"/>
    </style:style>
    <style:style style:name="T16" style:family="text">
      <style:text-properties officeooo:rsid="00655d30"/>
    </style:style>
    <style:style style:name="T17" style:family="text">
      <style:text-properties officeooo:rsid="006734e7"/>
    </style:style>
    <style:style style:name="T18" style:family="text">
      <style:text-properties officeooo:rsid="006e729d"/>
    </style:style>
    <style:style style:name="T19" style:family="text">
      <style:text-properties officeooo:rsid="007ed3c9"/>
    </style:style>
    <style:style style:name="T20" style:family="text">
      <style:text-properties officeooo:rsid="003aa30d"/>
    </style:style>
    <style:style style:name="T21" style:family="text">
      <style:text-properties officeooo:rsid="008d3002"/>
    </style:style>
    <style:style style:name="T22" style:family="text">
      <style:text-properties officeooo:rsid="008fdbde"/>
    </style:style>
    <style:style style:name="T23" style:family="text">
      <style:text-properties officeooo:rsid="009238d9"/>
    </style:style>
    <style:style style:name="T24" style:family="text">
      <style:text-properties officeooo:rsid="0092e6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t Tutorials Course Outline</text:p>
      <text:p text:style-name="P3">Bryan Cairns</text:p>
      <text:p text:style-name="P1"/>
      <text:p text:style-name="P1"/>
      <text:p text:style-name="P4">Qt Core</text:p>
      <text:list xml:id="list7623761241966886698" text:style-name="L1">
        <text:list-item>
          <text:p text:style-name="P10">Beginner</text:p>
          <text:list>
            <text:list-item>
              <text:p text:style-name="P12">Qt and Qt Creator</text:p>
              <text:list>
                <text:list-item>
                  <text:p text:style-name="P15">Overview</text:p>
                </text:list-item>
                <text:list-item>
                  <text:p text:style-name="P15">Licensing</text:p>
                </text:list-item>
                <text:list-item>
                  <text:p text:style-name="P15">Installing</text:p>
                </text:list-item>
                <text:list-item>
                  <text:p text:style-name="P15">Configuration</text:p>
                </text:list-item>
                <text:list-item>
                  <text:p text:style-name="P15">Kits</text:p>
                </text:list-item>
                <text:list-item>
                  <text:p text:style-name="P18">Help</text:p>
                </text:list-item>
                <text:list-item>
                  <text:p text:style-name="P19">IDE Walk-through</text:p>
                </text:list-item>
                <text:list-item>
                  <text:p text:style-name="P20">Projects types</text:p>
                </text:list-item>
                <text:list-item>
                  <text:p text:style-name="P20">Console Application Hello world</text:p>
                </text:list-item>
                <text:list-item>
                  <text:p text:style-name="P21">Project files</text:p>
                </text:list-item>
              </text:list>
            </text:list-item>
            <text:list-item>
              <text:p text:style-name="P22">Overview of C++</text:p>
              <text:list>
                <text:list-item>
                  <text:p text:style-name="P24">History</text:p>
                </text:list-item>
                <text:list-item>
                  <text:p text:style-name="P27">Legacy C++</text:p>
                </text:list-item>
                <text:list-item>
                  <text:p text:style-name="P24">Modern C++</text:p>
                </text:list-item>
                <text:list-item>
                  <text:p text:style-name="P28">Main function</text:p>
                </text:list-item>
                <text:list-item>
                  <text:p text:style-name="P28">Standard library</text:p>
                </text:list-item>
                <text:list-item>
                  <text:p text:style-name="P31">How Qt fits in</text:p>
                </text:list-item>
                <text:list-item>
                  <text:p text:style-name="P32"><text:span text:style-name="T13">Example: </text:span>Hello World <text:span text:style-name="T12">with qDebug</text:span></text:p>
                </text:list-item>
              </text:list>
            </text:list-item>
            <text:list-item>
              <text:p text:style-name="P33">Comments</text:p>
              <text:list>
                <text:list-item>
                  <text:p text:style-name="P33">One line</text:p>
                </text:list-item>
                <text:list-item>
                  <text:p text:style-name="P33">Multi line</text:p>
                </text:list-item>
                <text:list-item>
                  <text:p text:style-name="P33">Special</text:p>
                </text:list-item>
              </text:list>
            </text:list-item>
            <text:list-item>
              <text:p text:style-name="P23">Variables</text:p>
              <text:list>
                <text:list-item>
                  <text:p text:style-name="P25">Booleans</text:p>
                </text:list-item>
                <text:list-item>
                  <text:p text:style-name="P25">Numbers</text:p>
                </text:list-item>
                <text:list-item>
                  <text:p text:style-name="P34">const</text:p>
                </text:list-item>
                <text:list-item>
                  <text:p text:style-name="P25">Enums</text:p>
                </text:list-item>
                <text:list-item>
                  <text:p text:style-name="P25">Structs</text:p>
                </text:list-item>
              </text:list>
            </text:list-item>
            <text:list-item>
              <text:p text:style-name="P35">Input and output <text:span text:style-name="T19">types</text:span></text:p>
              <text:list>
                <text:list-item>
                  <text:p text:style-name="P35">STDIN</text:p>
                </text:list-item>
                <text:list-item>
                  <text:p text:style-name="P35">STDOUT</text:p>
                </text:list-item>
                <text:list-item>
                  <text:p text:style-name="P35">STDERR</text:p>
                </text:list-item>
                <text:list-item>
                  <text:p text:style-name="P35">Q<text:span text:style-name="T15">D</text:span>ebug</text:p>
                </text:list-item>
              </text:list>
            </text:list-item>
            <text:list-item>
              <text:p text:style-name="P23">Flow Control</text:p>
              <text:list>
                <text:list-item>
                  <text:p text:style-name="P36">IF (long and short version)</text:p>
                </text:list-item>
                <text:list-item>
                  <text:p text:style-name="P25">IF ELSE</text:p>
                </text:list-item>
                <text:list-item>
                  <text:p text:style-name="P37">Ternary</text:p>
                </text:list-item>
                <text:list-item>
                  <text:p text:style-name="P25">Switch</text:p>
                </text:list-item>
                <text:list-item>
                  <text:p text:style-name="P25"><text:soft-page-break/>Do While</text:p>
                </text:list-item>
                <text:list-item>
                  <text:p text:style-name="P25">For and For Each</text:p>
                </text:list-item>
              </text:list>
            </text:list-item>
            <text:list-item>
              <text:p text:style-name="P29">Functions</text:p>
              <text:list>
                <text:list-item>
                  <text:p text:style-name="P29">Creating</text:p>
                </text:list-item>
                <text:list-item>
                  <text:p text:style-name="P29">Returning values</text:p>
                </text:list-item>
                <text:list-item>
                  <text:p text:style-name="P29">Overloading</text:p>
                </text:list-item>
                <text:list-item>
                  <text:p text:style-name="P29">By ref By value</text:p>
                </text:list-item>
                <text:list-item>
                  <text:p text:style-name="P38">Functions in STRUCT</text:p>
                </text:list-item>
              </text:list>
            </text:list-item>
            <text:list-item>
              <text:p text:style-name="P23">Classes</text:p>
              <text:list>
                <text:list-item>
                  <text:p text:style-name="P39">Creating / <text:span text:style-name="T20">Importing</text:span></text:p>
                </text:list-item>
                <text:list-item>
                  <text:p text:style-name="P39">Constructors / <text:span text:style-name="T8">Deconstructors</text:span></text:p>
                </text:list-item>
                <text:list-item>
                  <text:p text:style-name="P39">Inheriting</text:p>
                </text:list-item>
                <text:list-item>
                  <text:p text:style-name="P42"><text:span text:style-name="T21">Abstract and </text:span>Interfaces</text:p>
                </text:list-item>
                <text:list-item>
                  <text:p text:style-name="P40">Overriding</text:p>
                </text:list-item>
                <text:list-item>
                  <text:p text:style-name="P43">Operator Overloading</text:p>
                </text:list-item>
              </text:list>
            </text:list-item>
            <text:list-item>
              <text:p text:style-name="P41">Scope</text:p>
              <text:list>
                <text:list-item>
                  <text:p text:style-name="P41"><text:span text:style-name="T4">F</text:span>unctions</text:p>
                </text:list-item>
                <text:list-item>
                  <text:p text:style-name="P41"><text:span text:style-name="T4">C</text:span>lasses</text:p>
                </text:list-item>
                <text:list-item>
                  <text:p text:style-name="P30">Global</text:p>
                </text:list-item>
              </text:list>
            </text:list-item>
            <text:list-item>
              <text:p text:style-name="P26">Pointers</text:p>
              <text:list>
                <text:list-item>
                  <text:p text:style-name="P44">Stack vs Heap –<text:span text:style-name="T16"> pointer vs non-pointer</text:span></text:p>
                </text:list-item>
                <text:list-item>
                  <text:p text:style-name="P47">creating / deleting</text:p>
                </text:list-item>
                <text:list-item>
                  <text:p text:style-name="P48">Copy Constructors <text:span text:style-name="T22">vs pointers – why use pointers at all? FAST!!!</text:span></text:p>
                </text:list-item>
                <text:list-item>
                  <text:p text:style-name="P45">Memory <text:span text:style-name="T2">management</text:span></text:p>
                </text:list-item>
              </text:list>
            </text:list-item>
            <text:list-item>
              <text:p text:style-name="P49">Signals and Slots</text:p>
              <text:list>
                <text:list-item>
                  <text:p text:style-name="P49">Creating <text:span text:style-name="T23">and </text:span>Connecting</text:p>
                </text:list-item>
                <text:list-item>
                  <text:p text:style-name="P49">Disconnecting</text:p>
                </text:list-item>
                <text:list-item>
                  <text:p text:style-name="P52">Properties</text:p>
                </text:list-item>
              </text:list>
            </text:list-item>
            <text:list-item>
              <text:p text:style-name="P53">Casting – <text:span text:style-name="T24">example from a signal</text:span></text:p>
              <text:list>
                <text:list-item>
                  <text:p text:style-name="P53">Normal</text:p>
                </text:list-item>
                <text:list-item>
                  <text:p text:style-name="P53">Static cast</text:p>
                </text:list-item>
                <text:list-item>
                  <text:p text:style-name="P53">Dynamic cast</text:p>
                </text:list-item>
                <text:list-item>
                  <text:p text:style-name="P53">Q<text:span text:style-name="T14">O</text:span>bject Cast</text:p>
                </text:list-item>
              </text:list>
              <text:p text:style-name="P54"/>
            </text:list-item>
            <text:list-item>
              <text:p text:style-name="P23">Error handling</text:p>
              <text:list>
                <text:list-item>
                  <text:p text:style-name="P37">Errors vs exceptions</text:p>
                </text:list-item>
                <text:list-item>
                  <text:p text:style-name="P55">Throwing</text:p>
                </text:list-item>
                <text:list-item>
                  <text:p text:style-name="P46">Try catch</text:p>
                </text:list-item>
                <text:list-item>
                  <text:p text:style-name="P56">qDebug to file</text:p>
                </text:list-item>
              </text:list>
            </text:list-item>
            <text:list-item>
              <text:p text:style-name="P57">Generics </text:p>
              <text:list>
                <text:list-item>
                  <text:p text:style-name="P57">Generics</text:p>
                </text:list-item>
                <text:list-item>
                  <text:p text:style-name="P57">Generic Functions</text:p>
                </text:list-item>
                <text:list-item>
                  <text:p text:style-name="P57">Generic Classes</text:p>
                </text:list-item>
              </text:list>
            </text:list-item>
            <text:list-item>
              <text:p text:style-name="P16">Common Classes</text:p>
              <text:list>
                <text:list-item>
                  <text:p text:style-name="P58">Qobject</text:p>
                </text:list-item>
                <text:list-item>
                  <text:p text:style-name="P59"><text:soft-page-break/>Qint</text:p>
                </text:list-item>
                <text:list-item>
                  <text:p text:style-name="P60">QString</text:p>
                </text:list-item>
                <text:list-item>
                  <text:p text:style-name="P60">Qdate Qtime Q<text:span text:style-name="T1">d</text:span>ateTime</text:p>
                </text:list-item>
                <text:list-item>
                  <text:p text:style-name="P62">QByteArray</text:p>
                </text:list-item>
                <text:list-item>
                  <text:p text:style-name="P58">Q<text:span text:style-name="T8">v</text:span>ariant</text:p>
                </text:list-item>
                <text:list-item>
                  <text:p text:style-name="P63">Qvector</text:p>
                </text:list-item>
                <text:list-item>
                  <text:p text:style-name="P63">Qlist</text:p>
                </text:list-item>
                <text:list-item>
                  <text:p text:style-name="P63">QString List</text:p>
                </text:list-item>
                <text:list-item>
                  <text:p text:style-name="P64">Example: using a Q<text:span text:style-name="T9">V</text:span>ariant to store unknown data types</text:p>
                </text:list-item>
              </text:list>
            </text:list-item>
          </text:list>
        </text:list-item>
        <text:list-item>
          <text:p text:style-name="P11">Intermediate</text:p>
          <text:list>
            <text:list-item>
              <text:p text:style-name="P17">Pointers</text:p>
              <text:list>
                <text:list-item>
                  <text:p text:style-name="P104"><text:span text:style-name="T5">Parent and </text:span>Child</text:p>
                </text:list-item>
                <text:list-item>
                  <text:p text:style-name="P65">QWeakPointer</text:p>
                </text:list-item>
                <text:list-item>
                  <text:p text:style-name="P65">QScopedPointer</text:p>
                </text:list-item>
                <text:list-item>
                  <text:p text:style-name="P65">Q<text:span text:style-name="T8">S</text:span>haredPointer</text:p>
                </text:list-item>
              </text:list>
            </text:list-item>
            <text:list-item>
              <text:p text:style-name="P50">Collections</text:p>
              <text:list>
                <text:list-item>
                  <text:p text:style-name="P105">Qlist</text:p>
                </text:list-item>
                <text:list-item>
                  <text:p text:style-name="P106">QVector</text:p>
                </text:list-item>
                <text:list-item>
                  <text:p text:style-name="P50">QSet</text:p>
                </text:list-item>
                <text:list-item>
                  <text:p text:style-name="P50">QHash</text:p>
                </text:list-item>
                <text:list-item>
                  <text:p text:style-name="P50">QMap</text:p>
                </text:list-item>
                <text:list-item>
                  <text:p text:style-name="P50">Q<text:span text:style-name="T6">L</text:span>inkedList</text:p>
                </text:list-item>
              </text:list>
            </text:list-item>
            <text:list-item>
              <text:p text:style-name="P103">Settings</text:p>
              <text:list>
                <text:list-item>
                  <text:p text:style-name="P103">QSettings</text:p>
                </text:list-item>
                <text:list-item>
                  <text:p text:style-name="P103">Saving</text:p>
                </text:list-item>
                <text:list-item>
                  <text:p text:style-name="P103">Loading</text:p>
                </text:list-item>
                <text:list-item>
                  <text:p text:style-name="P103">Searching</text:p>
                </text:list-item>
              </text:list>
            </text:list-item>
            <text:list-item>
              <text:p text:style-name="P66">File System</text:p>
              <text:list>
                <text:list-item>
                  <text:p text:style-name="P107">QIODevice</text:p>
                </text:list-item>
                <text:list-item>
                  <text:p text:style-name="P108">QDataStream</text:p>
                </text:list-item>
                <text:list-item>
                  <text:p text:style-name="P107">QBuffer</text:p>
                </text:list-item>
                <text:list-item>
                  <text:p text:style-name="P68">QDir</text:p>
                </text:list-item>
                <text:list-item>
                  <text:p text:style-name="P68">QFile</text:p>
                </text:list-item>
                <text:list-item>
                  <text:p text:style-name="P68">Q<text:span text:style-name="T3">f</text:span>ileInfo</text:p>
                </text:list-item>
                <text:list-item>
                  <text:p text:style-name="P107">QStorageInfo</text:p>
                </text:list-item>
                <text:list-item>
                  <text:p text:style-name="P75">Q<text:span text:style-name="T11">F</text:span>ileSystemWatcher</text:p>
                </text:list-item>
                <text:list-item>
                  <text:p text:style-name="P76">Qlockfile</text:p>
                </text:list-item>
                <text:list-item>
                  <text:p text:style-name="P107">QTemporaryDir</text:p>
                </text:list-item>
                <text:list-item>
                  <text:p text:style-name="P107">QtemporaryFile</text:p>
                </text:list-item>
                <text:list-item>
                  <text:p text:style-name="P107">QtextStream</text:p>
                </text:list-item>
                <text:list-item>
                  <text:p text:style-name="P72">Reading Files</text:p>
                </text:list-item>
                <text:list-item>
                  <text:p text:style-name="P72">Writing files</text:p>
                </text:list-item>
                <text:list-item>
                  <text:p text:style-name="P74">Appending files</text:p>
                </text:list-item>
                <text:list-item>
                  <text:p text:style-name="P107">Listing directories</text:p>
                </text:list-item>
                <text:list-item>
                  <text:p text:style-name="P107">Listing directories recursivly</text:p>
                </text:list-item>
              </text:list>
            </text:list-item>
            <text:list-item>
              <text:p text:style-name="P78"><text:soft-page-break/>Logging</text:p>
              <text:list>
                <text:list-item>
                  <text:p text:style-name="P56">qInstallMessageHandler</text:p>
                </text:list-item>
                <text:list-item>
                  <text:p text:style-name="P78">QMessageLogger</text:p>
                </text:list-item>
              </text:list>
            </text:list-item>
            <text:list-item>
              <text:p text:style-name="P79">Encoding data</text:p>
              <text:list>
                <text:list-item>
                  <text:p text:style-name="P79">ASCII</text:p>
                </text:list-item>
                <text:list-item>
                  <text:p text:style-name="P79">UTF-8</text:p>
                </text:list-item>
                <text:list-item>
                  <text:p text:style-name="P79">XML</text:p>
                </text:list-item>
                <text:list-item>
                  <text:p text:style-name="P79">JSON</text:p>
                </text:list-item>
                <text:list-item>
                  <text:p text:style-name="P79">Base64</text:p>
                </text:list-item>
              </text:list>
            </text:list-item>
            <text:list-item>
              <text:p text:style-name="P103">Compression</text:p>
              <text:list>
                <text:list-item>
                  <text:p text:style-name="P103">qCompress</text:p>
                </text:list-item>
                <text:list-item>
                  <text:p text:style-name="P103">qUnCompress</text:p>
                </text:list-item>
              </text:list>
            </text:list-item>
            <text:list-item>
              <text:p text:style-name="P80">Serialization</text:p>
              <text:list>
                <text:list-item>
                  <text:p text:style-name="P80">Simple Objects</text:p>
                </text:list-item>
                <text:list-item>
                  <text:p text:style-name="P80">Complex Objects</text:p>
                </text:list-item>
                <text:list-item>
                  <text:p text:style-name="P80">Lists</text:p>
                </text:list-item>
                <text:list-item>
                  <text:p text:style-name="P80">Maps</text:p>
                </text:list-item>
              </text:list>
            </text:list-item>
            <text:list-item>
              <text:p text:style-name="P61">Macros</text:p>
              <text:list>
                <text:list-item>
                  <text:p text:style-name="P81">qDeleteAll</text:p>
                </text:list-item>
                <text:list-item>
                  <text:p text:style-name="P81">qFill</text:p>
                </text:list-item>
                <text:list-item>
                  <text:p text:style-name="P81">qSort</text:p>
                </text:list-item>
                <text:list-item>
                  <text:p text:style-name="P81">qCopy</text:p>
                </text:list-item>
                <text:list-item>
                  <text:p text:style-name="P81">qFind</text:p>
                </text:list-item>
                <text:list-item>
                  <text:p text:style-name="P81">qSort</text:p>
                </text:list-item>
              </text:list>
            </text:list-item>
            <text:list-item>
              <text:p text:style-name="P51">System</text:p>
              <text:list>
                <text:list-item>
                  <text:p text:style-name="P51">Q<text:span text:style-name="T10">S</text:span>ysInfo</text:p>
                </text:list-item>
                <text:list-item>
                  <text:p text:style-name="P83">QProcess</text:p>
                </text:list-item>
                <text:list-item>
                  <text:p text:style-name="P51">Determine OS at run time</text:p>
                </text:list-item>
                <text:list-item>
                  <text:p text:style-name="P103">Make a command line shell (run command through CMD or bash)</text:p>
                </text:list-item>
              </text:list>
            </text:list-item>
            <text:list-item>
              <text:p text:style-name="P71">Timer</text:p>
              <text:list>
                <text:list-item>
                  <text:p text:style-name="P71">QTimer</text:p>
                </text:list-item>
                <text:list-item>
                  <text:p text:style-name="P71">SingleShot</text:p>
                </text:list-item>
                <text:list-item>
                  <text:p text:style-name="P71">Repeating</text:p>
                </text:list-item>
              </text:list>
            </text:list-item>
            <text:list-item>
              <text:p text:style-name="P77">Meta Object System</text:p>
              <text:list>
                <text:list-item>
                  <text:p text:style-name="P77">QMetaObject</text:p>
                </text:list-item>
                <text:list-item>
                  <text:p text:style-name="P77">Q_ClassInfo</text:p>
                </text:list-item>
                <text:list-item>
                  <text:p text:style-name="P77">Invoke Method</text:p>
                </text:list-item>
                <text:list-item>
                  <text:p text:style-name="P77">Return Type</text:p>
                </text:list-item>
              </text:list>
            </text:list-item>
            <text:list-item>
              <text:p text:style-name="P67">Design Patterns</text:p>
              <text:list>
                <text:list-item>
                  <text:p text:style-name="P103">Parent Child</text:p>
                </text:list-item>
                <text:list-item>
                  <text:p text:style-name="P103">Signals and Slots</text:p>
                </text:list-item>
                <text:list-item>
                  <text:p text:style-name="P69">Singleton patterns</text:p>
                </text:list-item>
                <text:list-item>
                  <text:p text:style-name="P84">Factories</text:p>
                </text:list-item>
                <text:list-item>
                  <text:p text:style-name="P84">Prototypes</text:p>
                </text:list-item>
              </text:list>
            </text:list-item>
          </text:list>
        </text:list-item>
      </text:list>
      <text:p text:style-name="P6"/>
      <text:list xml:id="list150411411356049" text:continue-numbering="true" text:style-name="L1">
        <text:list-item>
          <text:p text:style-name="P11"><text:soft-page-break/>Advanced</text:p>
          <text:list>
            <text:list-item>
              <text:p text:style-name="P13">Sockets</text:p>
              <text:list>
                <text:list-item>
                  <text:p text:style-name="P86">Networking fundamentals</text:p>
                </text:list-item>
                <text:list-item>
                  <text:p text:style-name="P86">TCP vs UDP</text:p>
                </text:list-item>
                <text:list-item>
                  <text:p text:style-name="P86">TCP Socket</text:p>
                </text:list-item>
                <text:list-item>
                  <text:p text:style-name="P86">TCP Server Socket</text:p>
                </text:list-item>
                <text:list-item>
                  <text:p text:style-name="P86">Q<text:span text:style-name="T11">N</text:span>etworkAccessManager</text:p>
                </text:list-item>
                <text:list-item>
                  <text:p text:style-name="P86">UDP</text:p>
                </text:list-item>
                <text:list-item>
                  <text:p text:style-name="P86">Example: <text:span text:style-name="T7">TCP – serialize object and send it to client</text:span></text:p>
                </text:list-item>
              </text:list>
            </text:list-item>
            <text:list-item>
              <text:p text:style-name="P14">Threads</text:p>
              <text:list>
                <text:list-item>
                  <text:p text:style-name="P88">MoveToThread</text:p>
                </text:list-item>
                <text:list-item>
                  <text:p text:style-name="P88">Qthread</text:p>
                </text:list-item>
                <text:list-item>
                  <text:p text:style-name="P89">QFuture</text:p>
                </text:list-item>
                <text:list-item>
                  <text:p text:style-name="P88">QThreadPool &amp; Qrunnable</text:p>
                </text:list-item>
                <text:list-item>
                  <text:p text:style-name="P90">QConcurrence</text:p>
                </text:list-item>
                <text:list-item>
                  <text:p text:style-name="P90">Example: TCP Server</text:p>
                </text:list-item>
              </text:list>
            </text:list-item>
            <text:list-item>
              <text:p text:style-name="P91">Models</text:p>
              <text:list>
                <text:list-item>
                  <text:p text:style-name="P93">Model view programming</text:p>
                </text:list-item>
                <text:list-item>
                  <text:p text:style-name="P93">QStringList</text:p>
                </text:list-item>
                <text:list-item>
                  <text:p text:style-name="P93">QStandardModel</text:p>
                </text:list-item>
                <text:list-item>
                  <text:p text:style-name="P93">QfileSystemModel</text:p>
                </text:list-item>
                <text:list-item>
                  <text:p text:style-name="P94">QAbstractItemModel</text:p>
                </text:list-item>
                <text:list-item>
                  <text:p text:style-name="P94">QAbstractList</text:p>
                </text:list-item>
                <text:list-item>
                  <text:p text:style-name="P94">QAbstractTableModel</text:p>
                </text:list-item>
              </text:list>
            </text:list-item>
            <text:list-item>
              <text:p text:style-name="P82">Database</text:p>
              <text:list>
                <text:list-item>
                  <text:p text:style-name="P95">Databases</text:p>
                </text:list-item>
                <text:list-item>
                  <text:p text:style-name="P95">Setup MySQL</text:p>
                </text:list-item>
                <text:list-item>
                  <text:p text:style-name="P95">Connection</text:p>
                </text:list-item>
                <text:list-item>
                  <text:p text:style-name="P95">Add Items</text:p>
                </text:list-item>
                <text:list-item>
                  <text:p text:style-name="P95">Update Items</text:p>
                </text:list-item>
                <text:list-item>
                  <text:p text:style-name="P95">Delete Items</text:p>
                </text:list-item>
                <text:list-item>
                  <text:p text:style-name="P95">Search items</text:p>
                </text:list-item>
                <text:list-item>
                  <text:p text:style-name="P95">QSqlQueryModel</text:p>
                </text:list-item>
                <text:list-item>
                  <text:p text:style-name="P95">QSqlTableModel</text:p>
                </text:list-item>
                <text:list-item>
                  <text:p text:style-name="P95">QSqlRelationalTableModel </text:p>
                </text:list-item>
              </text:list>
            </text:list-item>
            <text:list-item>
              <text:p text:style-name="P85">Plugins</text:p>
              <text:list>
                <text:list-item>
                  <text:p text:style-name="P96">Creating</text:p>
                </text:list-item>
                <text:list-item>
                  <text:p text:style-name="P96">Loading</text:p>
                </text:list-item>
                <text:list-item>
                  <text:p text:style-name="P96">Using</text:p>
                </text:list-item>
                <text:list-item>
                  <text:p text:style-name="P97">Example: TCP Server with Plugins</text:p>
                </text:list-item>
              </text:list>
            </text:list-item>
            <text:list-item>
              <text:p text:style-name="P98">Libraries</text:p>
              <text:list>
                <text:list-item>
                  <text:p text:style-name="P109">Creating</text:p>
                </text:list-item>
                <text:list-item>
                  <text:p text:style-name="P109">Using</text:p>
                </text:list-item>
                <text:list-item>
                  <text:p text:style-name="P109">3rd Party</text:p>
                </text:list-item>
                <text:list-item>
                  <text:p text:style-name="P109">Encryption</text:p>
                </text:list-item>
              </text:list>
            </text:list-item>
          </text:list>
          <text:p text:style-name="P100"><text:soft-page-break/></text:p>
        </text:list-item>
      </text:list>
      <text:p text:style-name="P2"/>
      <text:p text:style-name="P8">Qt Widgets</text:p>
      <text:p text:style-name="P7"/>
      <text:list xml:id="list4533186356025963484" text:style-name="WWNum1">
        <text:list-item>
          <text:p text:style-name="P110">Beginner</text:p>
          <text:list>
            <text:list-item>
              <text:p text:style-name="P110">UI <text:span text:style-name="T17">Fundamentals</text:span></text:p>
              <text:list>
                <text:list-item>
                  <text:p text:style-name="P110">QDialog</text:p>
                </text:list-item>
                <text:list-item>
                  <text:p text:style-name="P110">UI Files</text:p>
                </text:list-item>
                <text:list-item>
                  <text:p text:style-name="P110">QSlider and QProgressbar manual connect</text:p>
                </text:list-item>
                <text:list-item>
                  <text:p text:style-name="P110">QSlider and QProgressbar using the GUI</text:p>
                </text:list-item>
                <text:list-item>
                  <text:p text:style-name="P110">QLabel</text:p>
                </text:list-item>
                <text:list-item>
                  <text:p text:style-name="P110">QPushButton – right click and create slot</text:p>
                </text:list-item>
                <text:list-item>
                  <text:p text:style-name="P110">QMessageBox</text:p>
                </text:list-item>
                <text:list-item>
                  <text:p text:style-name="P110">Example – display a save file dialog when closing the QDialog</text:p>
                </text:list-item>
              </text:list>
            </text:list-item>
            <text:list-item>
              <text:p text:style-name="P110">User Input</text:p>
              <text:list>
                <text:list-item>
                  <text:p text:style-name="P110">QCheckBox</text:p>
                </text:list-item>
                <text:list-item>
                  <text:p text:style-name="P110">QRadioButton</text:p>
                </text:list-item>
                <text:list-item>
                  <text:p text:style-name="P110">QSpinBox</text:p>
                </text:list-item>
                <text:list-item>
                  <text:p text:style-name="P110">QDoubleSpinBox</text:p>
                </text:list-item>
                <text:list-item>
                  <text:p text:style-name="P110">QComboBox</text:p>
                </text:list-item>
                <text:list-item>
                  <text:p text:style-name="P110">QDial</text:p>
                </text:list-item>
                <text:list-item>
                  <text:p text:style-name="P110">QSlider</text:p>
                </text:list-item>
              </text:list>
            </text:list-item>
            <text:list-item>
              <text:p text:style-name="P110">Date and Time</text:p>
              <text:list>
                <text:list-item>
                  <text:p text:style-name="P110">QDateEdit</text:p>
                </text:list-item>
                <text:list-item>
                  <text:p text:style-name="P110">QTimeEdit</text:p>
                </text:list-item>
                <text:list-item>
                  <text:p text:style-name="P110">QDateTimeEdit</text:p>
                </text:list-item>
                <text:list-item>
                  <text:p text:style-name="P110">QCalendarWidget</text:p>
                </text:list-item>
                <text:list-item>
                  <text:p text:style-name="P110">Example – flight booking</text:p>
                </text:list-item>
              </text:list>
            </text:list-item>
            <text:list-item>
              <text:p text:style-name="P110">Text Editing</text:p>
              <text:list>
                <text:list-item>
                  <text:p text:style-name="P110">QLineEdit</text:p>
                </text:list-item>
                <text:list-item>
                  <text:p text:style-name="P110">QTextEdit</text:p>
                </text:list-item>
                <text:list-item>
                  <text:p text:style-name="P110">QTextBrowser</text:p>
                </text:list-item>
                <text:list-item>
                  <text:p text:style-name="P110">Example – rich note pad</text:p>
                </text:list-item>
              </text:list>
            </text:list-item>
            <text:list-item>
              <text:p text:style-name="P110">Layouts</text:p>
              <text:list>
                <text:list-item>
                  <text:p text:style-name="P110">Horizontal</text:p>
                </text:list-item>
                <text:list-item>
                  <text:p text:style-name="P110">Vertical</text:p>
                </text:list-item>
                <text:list-item>
                  <text:p text:style-name="P110">Splitters</text:p>
                </text:list-item>
                <text:list-item>
                  <text:p text:style-name="P110">Layouts in layouts</text:p>
                </text:list-item>
                <text:list-item>
                  <text:p text:style-name="P110">Padding and properties</text:p>
                </text:list-item>
              </text:list>
            </text:list-item>
            <text:list-item>
              <text:p text:style-name="P110">Organizers</text:p>
              <text:list>
                <text:list-item>
                  <text:p text:style-name="P110">QScrollArea</text:p>
                </text:list-item>
                <text:list-item>
                  <text:p text:style-name="P110">QButtonGroup</text:p>
                </text:list-item>
                <text:list-item>
                  <text:p text:style-name="P110">QGroupBox</text:p>
                </text:list-item>
                <text:list-item>
                  <text:p text:style-name="P110">QSplitter</text:p>
                </text:list-item>
                <text:list-item>
                  <text:p text:style-name="P110">QSplitterHandle</text:p>
                </text:list-item>
                <text:list-item>
                  <text:p text:style-name="P110"><text:soft-page-break/>QStackedWidget</text:p>
                </text:list-item>
                <text:list-item>
                  <text:p text:style-name="P110">QTabWidget</text:p>
                </text:list-item>
              </text:list>
            </text:list-item>
          </text:list>
        </text:list-item>
        <text:list-item>
          <text:p text:style-name="P110">Intermediate</text:p>
          <text:list>
            <text:list-item>
              <text:p text:style-name="P110">Opening Dialogs</text:p>
              <text:list>
                <text:list-item>
                  <text:p text:style-name="P110">Open one</text:p>
                </text:list-item>
                <text:list-item>
                  <text:p text:style-name="P110">Open multiple</text:p>
                </text:list-item>
                <text:list-item>
                  <text:p text:style-name="P110">Open mod<text:span text:style-name="T18">al</text:span></text:p>
                </text:list-item>
                <text:list-item>
                  <text:p text:style-name="P110">Sharing data between windows</text:p>
                </text:list-item>
              </text:list>
            </text:list-item>
            <text:list-item>
              <text:p text:style-name="P110">Main Windows</text:p>
              <text:list>
                <text:list-item>
                  <text:p text:style-name="P110">Central Widget</text:p>
                </text:list-item>
                <text:list-item>
                  <text:p text:style-name="P110">Resources</text:p>
                </text:list-item>
                <text:list-item>
                  <text:p text:style-name="P110">QAction</text:p>
                </text:list-item>
                <text:list-item>
                  <text:p text:style-name="P110">QActionGroup</text:p>
                </text:list-item>
                <text:list-item>
                  <text:p text:style-name="P110">QMenu</text:p>
                </text:list-item>
                <text:list-item>
                  <text:p text:style-name="P110">QToolbar</text:p>
                </text:list-item>
                <text:list-item>
                  <text:p text:style-name="P110">QStatusBar</text:p>
                </text:list-item>
              </text:list>
            </text:list-item>
            <text:list-item>
              <text:p text:style-name="P110">MDI Windows</text:p>
              <text:list>
                <text:list-item>
                  <text:p text:style-name="P110">MDI Area</text:p>
                </text:list-item>
                <text:list-item>
                  <text:p text:style-name="P110">New Children</text:p>
                </text:list-item>
                <text:list-item>
                  <text:p text:style-name="P110">Arranging</text:p>
                </text:list-item>
                <text:list-item>
                  <text:p text:style-name="P110">Accessing</text:p>
                </text:list-item>
                <text:list-item>
                  <text:p text:style-name="P110">Closing</text:p>
                </text:list-item>
              </text:list>
            </text:list-item>
            <text:list-item>
              <text:p text:style-name="P110">Styling</text:p>
              <text:list>
                <text:list-item>
                  <text:p text:style-name="P110">QColor</text:p>
                </text:list-item>
                <text:list-item>
                  <text:p text:style-name="P110">QFont</text:p>
                </text:list-item>
                <text:list-item>
                  <text:p text:style-name="P110">QStyle</text:p>
                </text:list-item>
                <text:list-item>
                  <text:p text:style-name="P110">QCommonStyle</text:p>
                </text:list-item>
                <text:list-item>
                  <text:p text:style-name="P110">QStyleFactory</text:p>
                </text:list-item>
                <text:list-item>
                  <text:p text:style-name="P110">Example – creating a custom style</text:p>
                </text:list-item>
              </text:list>
            </text:list-item>
            <text:list-item>
              <text:p text:style-name="P110">Lists, Trees and Tables</text:p>
              <text:list>
                <text:list-item>
                  <text:p text:style-name="P110">QListWidget</text:p>
                </text:list-item>
                <text:list-item>
                  <text:p text:style-name="P110">QTreeWidget</text:p>
                </text:list-item>
                <text:list-item>
                  <text:p text:style-name="P110">QTableWidget</text:p>
                </text:list-item>
              </text:list>
            </text:list-item>
            <text:list-item>
              <text:p text:style-name="P110">Models and views</text:p>
              <text:list>
                <text:list-item>
                  <text:p text:style-name="P110">QStringListModel</text:p>
                </text:list-item>
                <text:list-item>
                  <text:p text:style-name="P110">QStandardItemModel</text:p>
                </text:list-item>
                <text:list-item>
                  <text:p text:style-name="P110">QFileSystemModel<text:bookmark text:name="_GoBack"/></text:p>
                </text:list-item>
                <text:list-item>
                  <text:p text:style-name="P110">QListView</text:p>
                </text:list-item>
                <text:list-item>
                  <text:p text:style-name="P110">QTreeView</text:p>
                </text:list-item>
                <text:list-item>
                  <text:p text:style-name="P110">QTableView</text:p>
                </text:list-item>
              </text:list>
            </text:list-item>
            <text:list-item>
              <text:p text:style-name="P110"/>
            </text:list-item>
          </text:list>
        </text:list-item>
      </text:list>
      <text:p text:style-name="P9"/>
      <text:list xml:id="list150411493819277" text:continue-numbering="true" text:style-name="WWNum1">
        <text:list-item>
          <text:p text:style-name="P110">Advanced</text:p>
          <text:list>
            <text:list-item>
              <text:p text:style-name="P111">Custom Widgets</text:p>
            </text:list-item>
            <text:list-item>
              <text:p text:style-name="P112">3d</text:p>
            </text:list-item>
            <text:list-item>
              <text:p text:style-name="P112"><text:soft-page-break/>Charts</text:p>
            </text:list-item>
            <text:list-item>
              <text:p text:style-name="P112">Graphs</text:p>
            </text:list-item>
            <text:list-item>
              <text:p text:style-name="P113">Graphics</text:p>
            </text:list-item>
            <text:list-item>
              <text:p text:style-name="P114">Video</text:p>
            </text:list-item>
          </text:list>
        </text:list-item>
      </text:list>
      <text:p text:style-name="P2"/>
      <text:p text:style-name="P2"/>
      <text:p text:style-name="P4">QML</text:p>
      <text:list xml:id="list150410720250980" text:continue-list="list150411411356049" text:style-name="L1">
        <text:list-item>
          <text:p text:style-name="P13">Beginner</text:p>
        </text:list-item>
        <text:list-item>
          <text:p text:style-name="P13">Intermediate</text:p>
        </text:list-item>
        <text:list-item>
          <text:p text:style-name="P13">Advanced</text:p>
        </text:list-item>
      </text:list>
      <text:p text:style-name="P1"/>
      <text:p text:style-name="P4">Qt Embedded</text:p>
      <text:list xml:id="list150411795501493" text:continue-numbering="true" text:style-name="L1">
        <text:list-item>
          <text:p text:style-name="P13">Beginner</text:p>
        </text:list-item>
        <text:list-item>
          <text:p text:style-name="P13">Intermediate</text:p>
        </text:list-item>
        <text:list-item>
          <text:p text:style-name="P13">Advanced</text:p>
        </text:list-item>
      </text:list>
      <text:p text:style-name="P1"/>
      <text:p text:style-name="P5">Qt Masters – each one is a separate class</text:p>
      <text:list xml:id="list9102081750625754619" text:style-name="L2">
        <text:list-item>
          <text:p text:style-name="P101">3D – Use Qt 3d Studio and Blender</text:p>
        </text:list-item>
        <text:list-item>
          <text:p text:style-name="P87">Firebase</text:p>
        </text:list-item>
        <text:list-item>
          <text:p text:style-name="P87">Boost.io</text:p>
        </text:list-item>
        <text:list-item>
          <text:p text:style-name="P102">OpenCV</text:p>
        </text:list-item>
        <text:list-item>
          <text:p text:style-name="P92">Encryption – OpenSSL or Botan</text:p>
        </text:list-item>
        <text:list-item>
          <text:p text:style-name="P92">High performance TCP Server</text:p>
        </text:list-item>
        <text:list-item>
          <text:p text:style-name="P92">Datab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9:59:52.637769011</meta:creation-date>
    <dc:date>2018-10-22T15:04:09.883255198</dc:date>
    <meta:editing-duration>P1DT1H21M17S</meta:editing-duration>
    <meta:editing-cycles>136</meta:editing-cycles>
    <meta:generator>LibreOffice/5.1.6.2$Linux_X86_64 LibreOffice_project/10m0$Build-2</meta:generator>
    <meta:document-statistic meta:table-count="0" meta:image-count="0" meta:object-count="0" meta:page-count="8" meta:paragraph-count="329" meta:word-count="897" meta:character-count="4423" meta:non-whitespace-character-count="4160"/>
  </office:meta>
</office:document-meta>
</file>